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0.49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1.90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1.4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7cm" fo:min-width="1.70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1.34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1.89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1.74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2.39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2.288cm"/>
      <style:paragraph-properties style:writing-mode="lr-tb"/>
    </style:style>
    <style:style style:name="gr11" style:family="graphic" style:parent-style-name="standard">
      <style:graphic-properties draw:stroke="none" draw:fill="none" draw:fill-color="#ffffff" fo:min-height="0.239cm"/>
      <style:paragraph-properties style:writing-mode="lr-tb"/>
    </style:style>
    <style:style style:name="gr12" style:family="graphic" style:parent-style-name="standard">
      <style:graphic-properties draw:stroke="solid" svg:stroke-width="0.018cm" svg:stroke-color="#000000" draw:marker-start="" draw:marker-start-width="0.327cm" draw:marker-end="Symmetric_20_Arrow" draw:marker-end-width="0.327cm" draw:textarea-horizontal-align="center" draw:textarea-vertical-align="middle" fo:padding-top="0.009cm" fo:padding-bottom="0.009cm" fo:padding-left="0.009cm" fo:padding-right="0.009cm"/>
    </style:style>
    <style:style style:name="gr13" style:family="graphic" style:parent-style-name="standard">
      <style:graphic-properties svg:stroke-color="#000000" draw:fill-color="#eeeeee" draw:textarea-horizontal-align="justify" draw:textarea-vertical-align="middle" draw:auto-grow-height="false" fo:min-height="0.254cm" fo:min-width="0.127cm"/>
      <style:paragraph-properties style:writing-mode="lr-tb"/>
    </style:style>
    <style:style style:name="gr14" style:family="graphic" style:parent-style-name="standard">
      <style:graphic-properties svg:stroke-color="#000000" draw:fill-color="#eeeeee" draw:textarea-horizontal-align="justify" draw:textarea-vertical-align="middle" draw:auto-grow-height="false" fo:min-height="4.953cm" fo:min-width="0.127cm"/>
      <style:paragraph-properties style:writing-mode="lr-tb"/>
    </style:style>
    <style:style style:name="gr15" style:family="graphic" style:parent-style-name="standard">
      <style:graphic-properties svg:stroke-color="#000000" draw:fill-color="#eeeeee" draw:textarea-horizontal-align="justify" draw:textarea-vertical-align="middle" draw:auto-grow-height="false" fo:min-height="4.261cm" fo:min-width="0.127cm"/>
      <style:paragraph-properties style:writing-mode="lr-tb"/>
    </style:style>
    <style:style style:name="gr16" style:family="graphic" style:parent-style-name="standard">
      <style:graphic-properties svg:stroke-color="#000000" draw:fill-color="#eeeeee" draw:textarea-horizontal-align="justify" draw:textarea-vertical-align="middle" draw:auto-grow-height="false" fo:min-height="1.34cm" fo:min-width="0.127cm"/>
      <style:paragraph-properties style:writing-mode="lr-tb"/>
    </style:style>
    <style:style style:name="gr17" style:family="graphic" style:parent-style-name="standard">
      <style:graphic-properties svg:stroke-color="#000000" draw:fill-color="#eeeeee" draw:textarea-horizontal-align="justify" draw:textarea-vertical-align="middle" draw:auto-grow-height="false" fo:min-height="0.416cm" fo:min-width="0.127cm"/>
      <style:paragraph-properties style:writing-mode="lr-tb"/>
    </style:style>
    <style:style style:name="gr18" style:family="graphic" style:parent-style-name="standard">
      <style:graphic-properties svg:stroke-color="#000000" draw:fill-color="#eeeeee" draw:textarea-horizontal-align="justify" draw:textarea-vertical-align="middle" draw:auto-grow-height="false" fo:min-height="2.361cm" fo:min-width="0.127cm"/>
      <style:paragraph-properties style:writing-mode="lr-tb"/>
    </style:style>
    <style:style style:name="gr19" style:family="graphic" style:parent-style-name="standard">
      <style:graphic-properties svg:stroke-width="0.018cm" svg:stroke-color="#000000" draw:marker-start="" draw:marker-start-width="0.327cm" draw:marker-end="Symmetric_20_Arrow" draw:marker-end-width="0.327cm" draw:textarea-horizontal-align="center" draw:textarea-vertical-align="middle" fo:padding-top="0.009cm" fo:padding-bottom="0.009cm" fo:padding-left="0.009cm" fo:padding-right="0.009cm"/>
    </style:style>
    <style:style style:name="gr20" style:family="graphic" style:parent-style-name="objectwithoutfill">
      <style:graphic-properties svg:stroke-width="0.018cm" draw:marker-start-width="0.227cm" draw:marker-end-width="0.227cm" draw:fill="none" draw:textarea-horizontal-align="center" draw:textarea-vertical-align="middle" fo:padding-top="0.009cm" fo:padding-bottom="0.009cm" fo:padding-left="0.009cm" fo:padding-right="0.009cm"/>
    </style:style>
    <style:style style:name="gr21" style:family="graphic" style:parent-style-name="standard">
      <style:graphic-properties svg:stroke-color="#000000" draw:fill-color="#eeeeee" draw:textarea-horizontal-align="justify" draw:textarea-vertical-align="middle" draw:auto-grow-height="false" fo:min-height="2.061cm" fo:min-width="0.127cm"/>
      <style:paragraph-properties style:writing-mode="lr-tb"/>
    </style:style>
    <style:style style:name="gr22" style:family="graphic" style:parent-style-name="standard">
      <style:graphic-properties svg:stroke-color="#000000" draw:fill-color="#eeeeee" draw:textarea-horizontal-align="justify" draw:textarea-vertical-align="middle" draw:auto-grow-height="false" fo:min-height="0.337cm" fo:min-width="0.127cm"/>
      <style:paragraph-properties style:writing-mode="lr-tb"/>
    </style:style>
    <style:style style:name="gr23" style:family="graphic" style:parent-style-name="objectwithoutfill">
      <style:graphic-properties draw:stroke="dash" draw:stroke-dash="Dot" svg:stroke-color="#000000" draw:fill="none" draw:textarea-horizontal-align="center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1.357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font-weight="normal"/>
    </style:style>
    <style:style style:name="P2" style:family="paragraph">
      <style:text-properties fo:font-weight="normal"/>
    </style:style>
    <style:style style:name="P3" style:family="paragraph">
      <loext:graphic-properties draw:fill="none" draw:fill-color="#ffffff"/>
      <style:paragraph-properties style:writing-mode="lr-tb"/>
      <style:text-properties fo:font-size="6pt" fo:font-weight="normal" style:font-size-asian="6pt" style:font-size-complex="6pt"/>
    </style:style>
    <style:style style:name="P4" style:family="paragraph">
      <style:paragraph-properties fo:text-align="center"/>
      <style:text-properties fo:font-weight="normal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6pt" fo:font-weight="normal" style:font-size-asian="6pt" style:font-size-complex="6pt"/>
    </style:style>
    <style:style style:name="P6" style:family="paragraph">
      <style:paragraph-properties style:text-autospace="none"/>
      <style:text-properties fo:color="#000000" style:font-name="Liberation Serif" fo:font-size="6pt" fo:font-weight="normal" style:font-name-asian="Monospace" style:font-size-asian="10pt" style:font-weight-asian="bold" style:font-name-complex="Monospace" style:font-size-complex="10pt" style:font-weight-complex="bold"/>
    </style:style>
    <style:style style:name="P7" style:family="paragraph">
      <loext:graphic-properties draw:fill="none" draw:fill-color="#ffffff"/>
      <style:paragraph-properties style:text-autospace="none"/>
      <style:text-properties fo:color="#000000" style:font-name="Liberation Serif" fo:font-size="6pt" fo:font-weight="normal" style:font-name-asian="Monospace" style:font-size-asian="10pt" style:font-weight-asian="bold" style:font-name-complex="Monospace" style:font-size-complex="10pt" style:font-weight-complex="bold"/>
    </style:style>
    <style:style style:name="P8" style:family="paragraph">
      <loext:graphic-properties draw:fill-color="#eeeeee"/>
      <style:paragraph-properties fo:text-align="center" style:writing-mode="lr-tb"/>
      <style:text-properties fo:font-size="6pt" fo:font-weight="normal" style:font-size-asian="6pt" style:font-size-complex="6pt"/>
    </style:style>
    <style:style style:name="P9" style:family="paragraph">
      <style:paragraph-properties style:text-autospace="none"/>
      <style:text-properties fo:color="#000000" style:font-name="Liberation Serif" fo:font-size="6pt" fo:font-weight="normal" style:font-name-asian="Monospace" style:font-size-asian="6pt" style:font-weight-asian="normal" style:font-name-complex="Monospace" style:font-size-complex="6pt" style:font-weight-complex="normal"/>
    </style:style>
    <style:style style:name="P10" style:family="paragraph">
      <loext:graphic-properties draw:fill="none" draw:fill-color="#ffffff"/>
      <style:paragraph-properties style:text-autospace="none"/>
      <style:text-properties fo:color="#000000" style:font-name="Liberation Serif" fo:font-size="6pt" fo:font-weight="normal" style:font-name-asian="Monospace" style:font-size-asian="6pt" style:font-weight-asian="normal" style:font-name-complex="Monospace" style:font-size-complex="6pt" style:font-weight-complex="normal"/>
    </style:style>
    <style:style style:name="P11" style:family="paragraph">
      <style:paragraph-properties style:text-autospace="none"/>
      <style:text-properties fo:color="#642880" style:font-name="Monospace" fo:font-size="10pt" fo:font-weight="normal" style:font-name-asian="Monospace" style:font-size-asian="10pt" style:font-weight-asian="bold" style:font-name-complex="Monospace" style:font-size-complex="10pt" style:font-weight-complex="bold"/>
    </style:style>
    <style:style style:name="P12" style:family="paragraph">
      <loext:graphic-properties draw:fill="none" draw:fill-color="#ffffff"/>
      <style:paragraph-properties style:text-autospace="none"/>
      <style:text-properties fo:color="#642880" style:font-name="Monospace" fo:font-size="10pt" fo:font-weight="normal" style:font-name-asian="Monospace" style:font-size-asian="10pt" style:font-weight-asian="bold" style:font-name-complex="Monospace" style:font-size-complex="10pt" style:font-weight-complex="bold"/>
    </style:style>
    <style:style style:name="P13" style:family="paragraph">
      <style:text-properties fo:font-size="8pt" fo:font-weight="bold"/>
    </style:style>
    <style:style style:name="P14" style:family="paragraph">
      <loext:graphic-properties draw:fill="none" draw:fill-color="#ffffff"/>
      <style:paragraph-properties style:writing-mode="lr-tb"/>
      <style:text-properties fo:font-size="8pt" fo:font-weight="bold" style:font-size-asian="6pt" style:font-size-complex="6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color="#000000" style:font-name-asian="Monospace" style:font-size-asian="10pt" style:font-weight-asian="bold" style:font-name-complex="Monospace" style:font-size-complex="10pt" style:font-weight-complex="bold"/>
    </style:style>
    <style:style style:name="T3" style:family="text">
      <style:text-properties fo:color="#000000" style:font-name-asian="Monospace" style:font-name-complex="Monospace"/>
    </style:style>
    <style:style style:name="T4" style:family="text">
      <style:text-properties fo:color="#000000" style:font-name="Liberation Serif" fo:font-size="6pt" style:font-name-asian="Monospace" style:font-size-asian="10pt" style:font-weight-asian="bold" style:font-name-complex="Monospace" style:font-size-complex="10pt" style:font-weight-complex="bold"/>
    </style:style>
    <style:style style:name="T5" style:family="text">
      <style:text-properties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0.897cm" svg:y1="0.935cm" svg:x2="0.897cm" svg:y2="6.387cm">
          <text:p/>
        </draw:line>
        <draw:frame draw:style-name="gr2" draw:text-style-name="P3" draw:layer="layout" svg:width="0.491cm" svg:height="0.314cm" svg:x="0.698cm" svg:y="0.569cm">
          <draw:text-box>
            <text:p text:style-name="P2"><text:span text:style-name="T1">App</text:span></text:p>
          </draw:text-box>
        </draw:frame>
        <draw:line draw:style-name="gr1" draw:text-style-name="P1" draw:layer="layout" svg:x1="2.794cm" svg:y1="0.935cm" svg:x2="2.794cm" svg:y2="6.387cm">
          <text:p/>
        </draw:line>
        <draw:frame draw:style-name="gr3" draw:text-style-name="P3" draw:layer="layout" svg:width="1.903cm" svg:height="0.314cm" svg:x="2.081cm" svg:y="0.57cm">
          <draw:text-box>
            <text:p text:style-name="P2"><text:span text:style-name="T1">Mi</text:span><text:span text:style-name="T1">cr</text:span><text:span text:style-name="T1">oI</text:span><text:span text:style-name="T1">nte</text:span><text:span text:style-name="T1">rpr</text:span><text:span text:style-name="T1">ete</text:span><text:span text:style-name="T1">r</text:span></text:p>
          </draw:text-box>
        </draw:frame>
        <draw:line draw:style-name="gr1" draw:text-style-name="P1" draw:layer="layout" svg:x1="4.493cm" svg:y1="0.936cm" svg:x2="4.493cm" svg:y2="6.388cm">
          <text:p/>
        </draw:line>
        <draw:frame draw:style-name="gr4" draw:text-style-name="P3" draw:layer="layout" svg:width="1.412cm" svg:height="0.314cm" svg:x="3.969cm" svg:y="0.571cm">
          <draw:text-box>
            <text:p text:style-name="P2"><text:span text:style-name="T1">MicroGraph</text:span></text:p>
          </draw:text-box>
        </draw:frame>
        <draw:line draw:style-name="gr1" draw:text-style-name="P1" draw:layer="layout" svg:x1="6.202cm" svg:y1="0.938cm" svg:x2="6.202cm" svg:y2="6.39cm">
          <text:p/>
        </draw:line>
        <draw:frame draw:style-name="gr5" draw:text-style-name="P5" draw:layer="layout" svg:width="1.708cm" svg:height="0.627cm" svg:x="5.569cm" svg:y="0.372cm">
          <draw:text-box>
            <text:p text:style-name="P4"><text:span text:style-name="T1">Computational</text:span></text:p>
            <text:p text:style-name="P4"><text:span text:style-name="T1">Kernels</text:span></text:p>
          </draw:text-box>
        </draw:frame>
        <draw:line draw:style-name="gr1" draw:text-style-name="P1" draw:layer="layout" svg:x1="8.402cm" svg:y1="0.939cm" svg:x2="8.402cm" svg:y2="6.391cm">
          <text:p/>
        </draw:line>
        <draw:frame draw:style-name="gr6" draw:text-style-name="P3" draw:layer="layout" svg:width="1.348cm" svg:height="0.314cm" svg:x="7.897cm" svg:y="0.573cm">
          <draw:text-box>
            <text:p text:style-name="P2"><text:span text:style-name="T1">TPDelegate</text:span></text:p>
          </draw:text-box>
        </draw:frame>
        <draw:line draw:style-name="gr1" draw:text-style-name="P1" draw:layer="layout" svg:x1="10.601cm" svg:y1="0.94cm" svg:x2="10.601cm" svg:y2="6.392cm">
          <text:p/>
        </draw:line>
        <draw:frame draw:style-name="gr7" draw:text-style-name="P3" draw:layer="layout" svg:width="1.899cm" svg:height="0.314cm" svg:x="9.898cm" svg:y="0.574cm">
          <draw:text-box>
            <text:p text:style-name="P2"><text:span text:style-name="T1">TensorProc</text:span><text:span text:style-name="T1">essor</text:span></text:p>
          </draw:text-box>
        </draw:frame>
        <draw:line draw:style-name="gr1" draw:text-style-name="P1" draw:layer="layout" svg:x1="12.7cm" svg:y1="0.942cm" svg:x2="12.7cm" svg:y2="6.394cm">
          <text:p/>
        </draw:line>
        <draw:frame draw:style-name="gr8" draw:text-style-name="P3" draw:layer="layout" svg:width="1.746cm" svg:height="0.314cm" svg:x="12.051cm" svg:y="0.575cm">
          <draw:text-box>
            <text:p text:style-name="P2"><text:span text:style-name="T1">Processin</text:span><text:span text:style-name="T1">gUnit</text:span></text:p>
          </draw:text-box>
        </draw:frame>
        <draw:line draw:style-name="gr1" draw:text-style-name="P1" draw:layer="layout" svg:x1="14.5cm" svg:y1="0.943cm" svg:x2="14.5cm" svg:y2="6.395cm">
          <text:p/>
        </draw:line>
        <draw:frame draw:style-name="gr9" draw:text-style-name="P3" draw:layer="layout" svg:width="2.394cm" svg:height="0.314cm" svg:x="13.605cm" svg:y="0.554cm">
          <draw:text-box>
            <text:p text:style-name="P2"><text:span text:style-name="T1">Ha</text:span><text:span text:style-name="T1">rd</text:span><text:span text:style-name="T1">wa</text:span><text:span text:style-name="T1">re</text:span><text:span text:style-name="T1">Vt</text:span><text:span text:style-name="T1">bl_</text:span><text:span text:style-name="T1">Co</text:span><text:span text:style-name="T1">nv</text:span></text:p>
          </draw:text-box>
        </draw:frame>
        <draw:line draw:style-name="gr1" draw:text-style-name="P1" draw:layer="layout" svg:x1="16.8cm" svg:y1="0.944cm" svg:x2="16.8cm" svg:y2="6.396cm">
          <text:p/>
        </draw:line>
        <draw:frame draw:style-name="gr10" draw:text-style-name="P3" draw:layer="layout" svg:width="2.288cm" svg:height="0.314cm" svg:x="15.944cm" svg:y="0.577cm">
          <draw:text-box>
            <text:p text:style-name="P2"><text:span text:style-name="T1">DMA</text:span><text:span text:style-name="T1">Hard</text:span><text:span text:style-name="T1">ware</text:span><text:span text:style-name="T1">Vtbl</text:span></text:p>
          </draw:text-box>
        </draw:frame>
        <draw:frame draw:style-name="gr11" draw:text-style-name="P7" draw:layer="layout" svg:width="1.477cm" svg:height="0.239cm" svg:x="1.015cm" svg:y="0.835cm">
          <draw:text-box>
            <text:p text:style-name="P6"><text:span text:style-name="T2">enable_deleg</text:span><text:span text:style-name="T2">ate</text:span></text:p>
          </draw:text-box>
        </draw:frame>
        <draw:line draw:style-name="gr12" draw:text-style-name="P4" draw:layer="layout" svg:x1="0.889cm" svg:y1="1.089cm" svg:x2="2.727cm" svg:y2="1.089cm">
          <text:p/>
        </draw:line>
        <draw:custom-shape draw:style-name="gr13" draw:text-style-name="P8" draw:layer="layout" svg:width="0.127cm" svg:height="0.254cm" svg:x="8.331cm" svg:y="1.1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4" draw:layer="layout" svg:x1="2.858cm" svg:y1="1.189cm" svg:x2="8.327cm" svg:y2="1.189cm">
          <text:p/>
        </draw:line>
        <draw:frame draw:style-name="gr11" draw:text-style-name="P7" draw:layer="layout" svg:width="0.421cm" svg:height="0.239cm" svg:x="5.064cm" svg:y="0.936cm">
          <draw:text-box>
            <text:p text:style-name="P6"><text:span text:style-name="T2">new</text:span></text:p>
          </draw:text-box>
        </draw:frame>
        <draw:custom-shape draw:style-name="gr14" draw:text-style-name="P8" draw:layer="layout" svg:width="0.127cm" svg:height="4.953cm" svg:x="2.731cm" svg:y="1.0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0.127cm" svg:height="4.261cm" svg:x="8.331cm" svg:y="1.7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8" draw:layer="layout" svg:width="0.127cm" svg:height="0.254cm" svg:x="8.331cm" svg:y="1.1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4" draw:layer="layout" svg:x1="2.858cm" svg:y1="1.765cm" svg:x2="8.327cm" svg:y2="1.765cm">
          <text:p/>
        </draw:line>
        <draw:frame draw:style-name="gr11" draw:text-style-name="P7" draw:layer="layout" svg:width="0.778cm" svg:height="0.239cm" svg:x="5.064cm" svg:y="1.512cm">
          <draw:text-box>
            <text:p text:style-name="P6"><text:span text:style-name="T2">initialize</text:span></text:p>
          </draw:text-box>
        </draw:frame>
        <draw:custom-shape draw:style-name="gr16" draw:text-style-name="P8" draw:layer="layout" svg:width="0.127cm" svg:height="1.34cm" svg:x="10.531cm" svg:y="1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4" draw:layer="layout" svg:x1="8.458cm" svg:y1="1.965cm" svg:x2="10.541cm" svg:y2="1.965cm">
          <text:p/>
        </draw:line>
        <draw:frame draw:style-name="gr11" draw:text-style-name="P10" draw:layer="layout" svg:width="1.723cm" svg:height="0.239cm" svg:x="8.564cm" svg:y="1.697cm">
          <draw:text-box>
            <text:p text:style-name="P9"><text:span text:style-name="T3">insta</text:span><text:span text:style-name="T3">tiate</text:span><text:span text:style-name="T3">Proc</text:span><text:span text:style-name="T3">esso</text:span><text:span text:style-name="T3">rs</text:span></text:p>
          </draw:text-box>
        </draw:frame>
        <draw:custom-shape draw:style-name="gr17" draw:text-style-name="P8" draw:layer="layout" svg:width="0.127cm" svg:height="0.416cm" svg:x="10.531cm" svg:y="1.3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8" draw:layer="layout" svg:width="0.127cm" svg:height="2.361cm" svg:x="10.531cm" svg:y="3.6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4" draw:layer="layout" svg:x1="11.351cm" svg:y1="1.369cm" svg:x2="10.665cm" svg:y2="1.369cm">
          <text:p/>
        </draw:line>
        <draw:line draw:style-name="gr19" draw:text-style-name="P4" draw:layer="layout" svg:x1="11.354cm" svg:y1="3.689cm" svg:x2="10.668cm" svg:y2="3.689cm">
          <text:p/>
        </draw:line>
        <draw:line draw:style-name="gr20" draw:text-style-name="P1" draw:layer="layout" svg:x1="11.345cm" svg:y1="3.692cm" svg:x2="11.345cm" svg:y2="2.967cm">
          <text:p/>
        </draw:line>
        <draw:line draw:style-name="gr20" draw:text-style-name="P1" draw:layer="layout" svg:x1="10.66cm" svg:y1="2.976cm" svg:x2="11.355cm" svg:y2="2.976cm">
          <text:p/>
        </draw:line>
        <draw:line draw:style-name="gr20" draw:text-style-name="P1" draw:layer="layout" svg:x1="11.347cm" svg:y1="2.086cm" svg:x2="11.347cm" svg:y2="1.361cm">
          <text:p/>
        </draw:line>
        <draw:line draw:style-name="gr20" draw:text-style-name="P1" draw:layer="layout" svg:x1="10.661cm" svg:y1="2.077cm" svg:x2="11.356cm" svg:y2="2.077cm">
          <text:p/>
        </draw:line>
        <draw:frame draw:style-name="gr11" draw:text-style-name="P7" draw:layer="layout" svg:width="0.421cm" svg:height="0.239cm" svg:x="10.765cm" svg:y="1.837cm">
          <draw:text-box>
            <text:p text:style-name="P6"><text:span text:style-name="T2">new</text:span></text:p>
          </draw:text-box>
        </draw:frame>
        <draw:frame draw:style-name="gr11" draw:text-style-name="P12" draw:layer="layout" svg:width="0.791cm" svg:height="0.239cm" svg:x="10.766cm" svg:y="2.738cm">
          <draw:text-box>
            <text:p text:style-name="P11"><text:span text:style-name="T4">i</text:span><text:span text:style-name="T4">n</text:span><text:span text:style-name="T4">i</text:span><text:span text:style-name="T4">t</text:span><text:span text:style-name="T4">i</text:span><text:span text:style-name="T4">a</text:span><text:span text:style-name="T4">l</text:span><text:span text:style-name="T4">i</text:span><text:span text:style-name="T4">z</text:span><text:span text:style-name="T4">e</text:span></text:p>
          </draw:text-box>
        </draw:frame>
        <draw:custom-shape draw:style-name="gr21" draw:text-style-name="P8" draw:layer="layout" svg:width="0.127cm" svg:height="2.061cm" svg:x="12.631cm" svg:y="3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4" draw:layer="layout" svg:x1="10.654cm" svg:y1="3.965cm" svg:x2="12.631cm" svg:y2="3.965cm">
          <text:p/>
        </draw:line>
        <draw:custom-shape draw:style-name="gr22" draw:text-style-name="P8" draw:layer="layout" svg:width="0.127cm" svg:height="0.337cm" svg:x="14.431cm" svg:y="4.1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4" draw:layer="layout" svg:x1="12.75cm" svg:y1="4.165cm" svg:x2="14.431cm" svg:y2="4.165cm">
          <text:p/>
        </draw:line>
        <draw:frame draw:style-name="gr11" draw:text-style-name="P12" draw:layer="layout" svg:width="0.791cm" svg:height="0.239cm" svg:x="11.467cm" svg:y="3.739cm">
          <draw:text-box>
            <text:p text:style-name="P11"><text:span text:style-name="T4">initialize</text:span></text:p>
          </draw:text-box>
        </draw:frame>
        <draw:frame draw:style-name="gr11" draw:text-style-name="P12" draw:layer="layout" svg:width="0.467cm" svg:height="0.239cm" svg:x="12.868cm" svg:y="3.94cm">
          <draw:text-box>
            <text:p text:style-name="P11"><text:span text:style-name="T4">new</text:span></text:p>
          </draw:text-box>
        </draw:frame>
        <draw:custom-shape draw:style-name="gr22" draw:text-style-name="P8" draw:layer="layout" svg:width="0.127cm" svg:height="0.337cm" svg:x="14.431cm" svg:y="4.6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4" draw:layer="layout" svg:x1="12.746cm" svg:y1="4.669cm" svg:x2="14.427cm" svg:y2="4.669cm">
          <text:p/>
        </draw:line>
        <draw:frame draw:style-name="gr11" draw:text-style-name="P12" draw:layer="layout" svg:width="0.852cm" svg:height="0.239cm" svg:x="12.864cm" svg:y="4.444cm">
          <draw:text-box>
            <text:p text:style-name="P11"><text:span text:style-name="T4">initialize</text:span></text:p>
          </draw:text-box>
        </draw:frame>
        <draw:custom-shape draw:style-name="gr22" draw:text-style-name="P8" draw:layer="layout" svg:width="0.127cm" svg:height="0.337cm" svg:x="16.727cm" svg:y="5.1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2" draw:layer="layout" svg:width="0.467cm" svg:height="0.239cm" svg:x="12.864cm" svg:y="4.941cm">
          <draw:text-box>
            <text:p text:style-name="P11"><text:span text:style-name="T4">new</text:span></text:p>
          </draw:text-box>
        </draw:frame>
        <draw:custom-shape draw:style-name="gr22" draw:text-style-name="P8" draw:layer="layout" svg:width="0.127cm" svg:height="0.337cm" svg:x="16.727cm" svg:y="5.6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4" draw:layer="layout" svg:x1="12.742cm" svg:y1="5.67cm" svg:x2="16.718cm" svg:y2="5.67cm">
          <text:p/>
        </draw:line>
        <draw:frame draw:style-name="gr11" draw:text-style-name="P12" draw:layer="layout" svg:width="0.852cm" svg:height="0.239cm" svg:x="12.86cm" svg:y="5.445cm">
          <draw:text-box>
            <text:p text:style-name="P11"><text:span text:style-name="T4">initialize</text:span></text:p>
          </draw:text-box>
        </draw:frame>
        <draw:line draw:style-name="gr12" draw:text-style-name="P4" draw:layer="layout" svg:x1="12.751cm" svg:y1="5.165cm" svg:x2="16.727cm" svg:y2="5.165cm">
          <text:p/>
        </draw:line>
        <draw:custom-shape draw:style-name="gr14" draw:text-style-name="P8" draw:layer="layout" svg:width="0.127cm" svg:height="4.953cm" svg:x="0.831cm" svg:y="1.0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" draw:text-style-name="P1" draw:layer="layout" svg:x1="11.751cm" svg:y1="0cm" svg:x2="11.751cm" svg:y2="6.096cm">
          <text:p/>
        </draw:line>
        <draw:line draw:style-name="gr23" draw:text-style-name="P1" draw:layer="layout" svg:x1="7.351cm" svg:y1="0cm" svg:x2="7.351cm" svg:y2="6.096cm">
          <text:p/>
        </draw:line>
        <draw:line draw:style-name="gr23" draw:text-style-name="P1" draw:layer="layout" svg:x1="1.916cm" svg:y1="0cm" svg:x2="1.916cm" svg:y2="6.096cm">
          <text:p/>
        </draw:line>
        <draw:frame draw:style-name="gr24" draw:text-style-name="P14" draw:layer="layout" svg:width="1.733cm" svg:height="0.314cm" svg:x="0.023cm" svg:y="0.069cm">
          <draw:text-box>
            <text:p text:style-name="P13"><text:span text:style-name="T5">a</text:span><text:span text:style-name="T5">) </text:span><text:span text:style-name="T5">A</text:span><text:span text:style-name="T5">p</text:span><text:span text:style-name="T5">p</text:span><text:span text:style-name="T5">l</text:span><text:span text:style-name="T5">i</text:span><text:span text:style-name="T5">c</text:span><text:span text:style-name="T5">a</text:span><text:span text:style-name="T5">t</text:span><text:span text:style-name="T5">i</text:span><text:span text:style-name="T5">o</text:span><text:span text:style-name="T5">n</text:span></text:p>
          </draw:text-box>
        </draw:frame>
        <draw:frame draw:style-name="gr24" draw:text-style-name="P14" draw:layer="layout" svg:width="2.343cm" svg:height="0.314cm" svg:x="3.6cm" svg:y="0.069cm">
          <draw:text-box>
            <text:p text:style-name="P13"><text:span text:style-name="T5">b) TensorFlow Lite</text:span></text:p>
          </draw:text-box>
        </draw:frame>
        <draw:frame draw:style-name="gr24" draw:text-style-name="P14" draw:layer="layout" svg:width="1.357cm" svg:height="0.314cm" svg:x="8.901cm" svg:y="0.069cm">
          <draw:text-box>
            <text:p text:style-name="P13"><text:span text:style-name="T5">c) Delegate</text:span></text:p>
          </draw:text-box>
        </draw:frame>
        <draw:frame draw:style-name="gr24" draw:text-style-name="P14" draw:layer="layout" svg:width="2.377cm" svg:height="0.314cm" svg:x="13.502cm" svg:y="0.069cm">
          <draw:text-box>
            <text:p text:style-name="P13"><text:span text:style-name="T5">c) Hardware driver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7.78cm" fo:page-height="6.0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8-27T01:15:25.542504205</dc:date>
    <meta:editing-duration>PT16H56M8S</meta:editing-duration>
    <meta:editing-cycles>84</meta:editing-cycles>
    <meta:document-statistic meta:object-count="64"/>
  </office:meta>
</office:document-meta>
</file>